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2.61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Computador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adores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Computador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Preç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ador 1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R$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ador 2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R$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ador 3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R$2500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utadores" style:display-name="PageStyle_Computa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2-01-05T15:05:22</meta:creation-date>
    <dc:date>2022-01-05T15:06:53.691000000</dc:date>
    <meta:generator>LibreOffice/7.2.3.2$Windows_X86_64 LibreOffice_project/d166454616c1632304285822f9c83ce2e660fd92</meta:generator>
    <meta:editing-duration>PT2H51M</meta:editing-duration>
    <meta:editing-cycles>1</meta:editing-cycles>
    <meta:document-statistic meta:table-count="2" meta:cell-count="12" meta:object-count="0"/>
    <meta:user-defined meta:name="AppVersion">3.0</meta:user-defined>
  </office:meta>
</office:document-meta>
</file>